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65cm" fo:min-width="3.6cm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 fo:min-height="1.65cm" fo:min-width="3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draw:textarea-horizontal-align="justify" draw:textarea-vertical-align="middle" draw:auto-grow-height="false" fo:min-height="1.65cm" fo:min-width="3.6cm"/>
    </style:style>
    <style:style style:name="gr6" style:family="graphic">
      <style:graphic-properties draw:fill="solid" draw:fill-color="#ffffcc" draw:textarea-horizontal-align="justify" draw:textarea-vertical-align="middle" draw:auto-grow-height="false" fo:min-height="1.65cm" fo:min-width="3.6cm"/>
    </style:style>
    <style:style style:name="gr7" style:family="graphic">
      <style:graphic-properties draw:fill="solid" draw:fill-color="#ccffcc" draw:textarea-horizontal-align="justify" draw:textarea-vertical-align="middle" draw:auto-grow-height="false" fo:min-height="1.65cm" fo:min-width="3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.1cm" svg:height="1.9cm" svg:x="2.6cm" svg:y="6.2cm">
          <text:p text:style-name="P1">Node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1.9cm" svg:x="7.5cm" svg:y="6.2cm">
          <text:p text:style-name="P1">Ro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9cm" svg:x="12.4cm" svg:y="6.7cm">
          <text:p text:style-name="P1">Node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1cm" svg:height="1.9cm" svg:x="12.4cm" svg:y="6.2cm">
          <text:p text:style-name="P1">Profil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1.9cm" svg:x="17.3cm" svg:y="6.7cm">
          <text:p text:style-name="P1">Nodes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1cm" svg:height="1.9cm" svg:x="17.3cm" svg:y="6.2cm">
          <text:p text:style-name="P1">Modu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1.9cm" svg:x="22.2cm" svg:y="6.7cm">
          <text:p text:style-name="P1">Nodes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1cm" svg:height="1.9cm" svg:x="22.2cm" svg:y="6.2cm">
          <text:p text:style-name="P1">Recurso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7cm" svg:y1="7.15cm" svg:x2="7.5cm" svg:y2="7.15cm" draw:start-shape="id1" draw:start-glue-point="1" draw:end-shape="id2" draw:end-glue-point="3" svg:d="M6700 7150h800" svg:viewBox="0 0 801 1">
          <text:p/>
        </draw:connector>
        <draw:connector draw:style-name="gr4" draw:text-style-name="P1" draw:layer="layout" draw:type="line" svg:x1="11.6cm" svg:y1="7.15cm" svg:x2="12.4cm" svg:y2="7.15cm" draw:start-shape="id2" draw:start-glue-point="1" draw:end-shape="id3" draw:end-glue-point="3" svg:d="M11600 7150h800" svg:viewBox="0 0 801 1">
          <text:p/>
        </draw:connector>
        <draw:connector draw:style-name="gr4" draw:text-style-name="P1" draw:layer="layout" draw:type="line" svg:x1="16.5cm" svg:y1="7.15cm" svg:x2="17.3cm" svg:y2="7.15cm" draw:start-shape="id3" draw:start-glue-point="1" draw:end-shape="id4" draw:end-glue-point="3" svg:d="M16500 7150h800" svg:viewBox="0 0 801 1">
          <text:p/>
        </draw:connector>
        <draw:connector draw:style-name="gr4" draw:text-style-name="P1" draw:layer="layout" draw:type="line" svg:x1="21.4cm" svg:y1="7.15cm" svg:x2="22.2cm" svg:y2="7.15cm" draw:start-shape="id4" draw:start-glue-point="1" draw:end-shape="id5" draw:end-glue-point="3" svg:d="M21400 7150h800" svg:viewBox="0 0 801 1">
          <text:p/>
        </draw:connector>
      </draw:page>
      <draw:page draw:name="page2" draw:style-name="dp1" draw:master-page-name="Padrão_5f_">
        <draw:custom-shape draw:style-name="gr5" draw:text-style-name="P2" xml:id="id6" draw:id="id6" draw:layer="Layout" svg:width="4.1cm" svg:height="1.9cm" svg:x="2.6cm" svg:y="6.2cm">
          <text:p text:style-name="P2">Nodes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1cm" svg:height="1.9cm" svg:x="7.5cm" svg:y="6.2cm">
          <text:p text:style-name="P2">Rol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cm" svg:height="1.9cm" svg:x="12.4cm" svg:y="6.7cm">
          <text:p text:style-name="P2">Nodes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4.1cm" svg:height="1.9cm" svg:x="12.4cm" svg:y="6.2cm">
          <text:p text:style-name="P2">Profile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1cm" svg:height="1.9cm" svg:x="17.3cm" svg:y="6.7cm">
          <text:p text:style-name="P2">Nodes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1cm" svg:height="1.9cm" svg:x="17.3cm" svg:y="6.2cm">
          <text:p text:style-name="P2">Module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1cm" svg:height="1.9cm" svg:x="22.2cm" svg:y="6.7cm">
          <text:p text:style-name="P2">Nodes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1cm" svg:height="1.9cm" svg:x="22.2cm" svg:y="6.2cm">
          <text:p text:style-name="P2">Recurso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7cm" svg:y1="7.15cm" svg:x2="7.5cm" svg:y2="7.15cm" draw:start-shape="id6" draw:start-glue-point="1" draw:end-shape="id7" draw:end-glue-point="3" svg:d="M6700 7150h800" svg:viewBox="0 0 801 1">
          <text:p/>
        </draw:connector>
        <draw:connector draw:style-name="gr4" draw:text-style-name="P1" draw:layer="layout" draw:type="line" svg:x1="11.6cm" svg:y1="7.15cm" svg:x2="12.4cm" svg:y2="7.15cm" draw:start-shape="id7" draw:start-glue-point="1" draw:end-shape="id8" draw:end-glue-point="3" svg:d="M11600 7150h800" svg:viewBox="0 0 801 1">
          <text:p/>
        </draw:connector>
        <draw:connector draw:style-name="gr4" draw:text-style-name="P1" draw:layer="layout" draw:type="line" svg:x1="16.5cm" svg:y1="7.15cm" svg:x2="17.3cm" svg:y2="7.15cm" draw:start-shape="id8" draw:start-glue-point="1" draw:end-shape="id9" draw:end-glue-point="3" svg:d="M16500 7150h800" svg:viewBox="0 0 801 1">
          <text:p/>
        </draw:connector>
        <draw:connector draw:style-name="gr4" draw:text-style-name="P1" draw:layer="layout" draw:type="line" svg:x1="21.4cm" svg:y1="7.15cm" svg:x2="22.2cm" svg:y2="7.15cm" draw:start-shape="id9" draw:start-glue-point="1" draw:end-shape="id10" draw:end-glue-point="3" svg:d="M21400 7150h800" svg:viewBox="0 0 801 1">
          <text:p/>
        </draw:connector>
        <draw:custom-shape draw:style-name="gr1" draw:text-style-name="P2" xml:id="id11" draw:id="id11" draw:layer="layout" svg:width="4.1cm" svg:height="1.9cm" svg:x="2.6cm" svg:y="9.8cm">
          <text:p text:style-name="P2">servidor1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4.1cm" svg:height="1.9cm" svg:x="7.5cm" svg:y="9.8cm">
          <text:p text:style-name="P3"><text:span text:style-name="T1">Monitora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4.1cm" svg:height="1.9cm" svg:x="12.4cm" svg:y="9.8cm">
          <text:p text:style-name="P2">Horde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1cm" svg:height="1.9cm" svg:x="17.3cm" svg:y="9.8cm">
          <text:p text:style-name="P3"><text:span text:style-name="T1">Zabbix-backen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1cm" svg:height="1.9cm" svg:x="22.2cm" svg:y="10.3cm">
          <text:p text:style-name="P2">Nodes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4.1cm" svg:height="1.9cm" svg:x="22.2cm" svg:y="9.8cm">
          <text:p text:style-name="P2">Recurso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7cm" svg:y1="10.75cm" svg:x2="7.5cm" svg:y2="10.75cm" draw:start-shape="id11" draw:start-glue-point="1" draw:end-shape="id12" draw:end-glue-point="3" svg:d="M6700 10750h800" svg:viewBox="0 0 801 1">
          <text:p/>
        </draw:connector>
        <draw:connector draw:style-name="gr4" draw:text-style-name="P1" draw:layer="layout" draw:type="line" svg:x1="11.6cm" svg:y1="10.75cm" svg:x2="12.4cm" svg:y2="10.75cm" draw:start-shape="id12" draw:start-glue-point="1" draw:end-shape="id13" draw:end-glue-point="3" svg:d="M11600 10750h800" svg:viewBox="0 0 801 1">
          <text:p/>
        </draw:connector>
        <draw:connector draw:style-name="gr4" draw:text-style-name="P1" draw:layer="layout" draw:type="line" svg:x1="16.5cm" svg:y1="10.75cm" svg:x2="17.3cm" svg:y2="10.75cm" draw:start-shape="id13" draw:start-glue-point="1" draw:end-shape="id14" draw:end-glue-point="3" svg:d="M16500 10750h800" svg:viewBox="0 0 801 1">
          <text:p/>
        </draw:connector>
        <draw:connector draw:style-name="gr4" draw:text-style-name="P1" draw:layer="layout" draw:type="line" svg:x1="21.4cm" svg:y1="10.75cm" svg:x2="22.2cm" svg:y2="10.75cm" draw:start-shape="id14" draw:start-glue-point="1" draw:end-shape="id15" draw:end-glue-point="3" svg:d="M21400 10750h800" svg:viewBox="0 0 801 1">
          <text:p/>
        </draw:connector>
        <draw:custom-shape draw:style-name="gr2" draw:text-style-name="P3" draw:layer="layout" svg:width="4.1cm" svg:height="1.9cm" svg:x="12.4cm" svg:y="9.8cm">
          <text:p text:style-name="P3"><text:span text:style-name="T1">Zabbix-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9cm" svg:x="12.4cm" svg:y="11.7cm">
          <text:p text:style-name="P3"><text:span text:style-name="T1">Zabbix-banc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9cm" svg:x="12.4cm" svg:y="13.6cm">
          <text:p text:style-name="P3"><text:span text:style-name="T1">Padrão-ufb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9cm" svg:x="17.3cm" svg:y="11.7cm">
          <text:p text:style-name="P3"><text:span text:style-name="T1">Zabbix-front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9cm" svg:x="17.3cm" svg:y="13.6cm">
          <text:p text:style-name="P3"><text:span text:style-name="T1">Mysql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Padrão_5f_" style:display-name="Padrão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09:56:56.345583817</meta:creation-date>
    <dc:date>2015-09-11T10:58:18.740785232</dc:date>
    <meta:editing-duration>PT39M28S</meta:editing-duration>
    <meta:editing-cycles>1</meta:editing-cycles>
    <meta:document-statistic meta:object-count="39"/>
    <meta:generator>LibreOffice/4.3.3.2$Linux_X86_64 LibreOffice_project/430m0$Build-2</meta:generator>
  </office:meta>
</office:document-meta>
</file>